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he river never rushed.</text:p>
      <text:p text:style-name="Text_20_body">It curved lazily past the village, silver and patient, as if it had nowhere else to be. Vulpiri children learned early that rivers like this remembered things—where you’d been, where you’d rested, where you’d laughed too loudly and fallen in.</text:p>
      <text:p text:style-name="Text_20_body">Lanterns bobbed along its banks tonight, their light caught in the water like fireflies that had forgotten how to fly.</text:p>
      <text:p text:style-name="Text_20_body">It was a festival night.</text:p>
      <text:p text:style-name="Text_20_body">Not one of the grand ones—no visiting delegations, no formal rites—but the kind the Vulpiri preferred. An excuse to cook too much, tell old stories again, and pretend time wasn’t moving quite so quickly.</text:p>
      <text:p text:style-name="Text_20_body">Nami stood barefoot at a long wooden table near the fire pits, sleeves rolled, tail flicking contentedly behind her as she stirred a pot large enough to feed half the village.</text:p>
      <text:p text:style-name="Text_20_body">The carrots complained first.</text:p>
      <text:p text:style-name="Text_20_body">“You’re cutting us unevenly again,” one muttered from the chopping board.</text:p>
      <text:p text:style-name="Text_20_body">Nami tilted her head, considering, then sliced the next piece with exaggerated care.</text:p>
      <text:p text:style-name="Text_20_body">“There,” she said. “Better?”</text:p>
      <text:p text:style-name="Text_20_body">The carrots sighed, resigned.</text:p>
      <text:p text:style-name="Text_20_body">Nearby herbs rustled approvingly.</text:p>
      <text:p text:style-name="Text_20_body">Cooking for Vulpiri was never quiet. The plants always had opinions, and Nami listened—most of the time. She tasted the stew, added a pinch of salt, then smiled as warmth settled into her chest. This was right. This was home.</text:p>
      <text:p text:style-name="Text_20_body">Across the clearing, Yori sat beside his father beneath a canopy of hanging lanterns, fingers stained faintly green from polishing an emerald shard.</text:p>
      <text:p text:style-name="Text_20_body">Akihiro Sunblaze worked slowly, deliberately, shaping a piece of silver wire around the gem.</text:p>
      <text:p text:style-name="Text_20_body">“You rush,” Akihiro said without looking up.</text:p>
      <text:p text:style-name="Text_20_body">Yori huffed. “I do not.”</text:p>
      <text:p text:style-name="Text_20_body">The wire slipped.</text:p>
      <text:p text:style-name="Text_20_body">Akihiro raised an eyebrow.</text:p>
      <text:p text:style-name="Text_20_body">Yori sighed and started again.</text:p>
      <text:p text:style-name="Text_20_body">“Craft teaches patience,” his father continued. “Not because patience is virtuous. Because rushing makes ugly things.”</text:p>
      <text:p text:style-name="Text_20_body">Yori glanced at the nearly finished pendant. It was beautiful. Of course it was. His father made ugly things only on purpose.</text:p>
      <text:p text:style-name="Text_20_body">Around them, elders told stories that everyone already knew. Children chased one another between tables, tails flashing in lanternlight. Music drifted from somewhere—flutes, drums, laughter filling the spaces between notes.</text:p>
      <text:p text:style-name="Text_20_body"><text:soft-page-break/>This was how Vulpiri lived.</text:p>
      <text:p text:style-name="Text_20_body">Not loudly.<text:line-break/>Not grandly.<text:line-break/>But fully.</text:p>
      <text:p text:style-name="Text_20_body">Nami caught Yori watching her from across the firelight and stuck her tongue out at him.</text:p>
      <text:p text:style-name="Text_20_body">He grinned, ears flicking.</text:p>
      <text:p text:style-name="Text_20_body">Something small darted between their feet—a flash of gray fur and audacity. A squirrel paused atop a barrel, staring at Nami with unblinking intensity.</text:p>
      <text:p text:style-name="Text_20_body">She crouched.</text:p>
      <text:p text:style-name="Text_20_body">“You again?” she murmured.</text:p>
      <text:p text:style-name="Text_20_body">The squirrel tilted its head.</text:p>
      <text:p text:style-name="Text_20_body">It had been following her for days. Appearing during herb gathering. Watching from branches. Stealing precisely one berry at a time.</text:p>
      <text:p text:style-name="Text_20_body">She set aside a walnut.</text:p>
      <text:p text:style-name="Text_20_body">The squirrel took it, then—after a thoughtful pause—sat beside her instead of running.</text:p>
      <text:p text:style-name="Text_20_body">Yori noticed.</text:p>
      <text:p text:style-name="Text_20_body">Akihiro noticed everything.</text:p>
      <text:p text:style-name="Text_20_body">“Hm,” his father said mildly. “Looks like you’ve been chosen.”</text:p>
      <text:p text:style-name="Text_20_body">Nami laughed, soft and bright.</text:p>
      <text:p text:style-name="Text_20_body">If anyone had asked, this would have been the moment they’d all chosen to remember.</text:p>
      <text:p text:style-name="Text_20_body">Because later—when ash replaced lanternlight, when the river reflected fire instead of stars—this night would return to them in fragments.</text:p>
      <text:p text:style-name="Text_20_body">The stew’s warmth.<text:line-break/>The sound of laughter.<text:line-break/>A squirrel’s watchful eyes.<text:line-break/>A village that believed it would always wake together.</text:p>
      <text:p text:style-name="Text_20_body">And none of them—not even the river—felt the shadow moving toward both banks.</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16T12:56:37.365485700</meta:creation-date>
    <dc:date>2025-12-16T13:19:51.436913500</dc:date>
    <meta:editing-duration>PT23M14S</meta:editing-duration>
    <meta:editing-cycles>1</meta:editing-cycles>
    <meta:document-statistic meta:table-count="0" meta:image-count="0" meta:object-count="0" meta:page-count="2" meta:paragraph-count="42" meta:word-count="548" meta:character-count="3323" meta:non-whitespace-character-count="2829"/>
    <meta:generator>LibreOffice/25.2.7.2$Windows_X86_64 LibreOffice_project/5cbfd1ab6520636bb5f7b99185aa69bd7456825d</meta:generator>
  </office:meta>
</office:document-meta>
</file>